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Chancery URW" svg:font-family="'Chancery URW'" style:font-pitch="variable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rsid="008529d2" officeooo:paragraph-rsid="008529d2"/>
    </style:style>
    <style:style style:name="P2" style:family="paragraph" style:parent-style-name="Text_20_body" style:list-style-name="L6">
      <style:text-properties officeooo:rsid="008529d2" officeooo:paragraph-rsid="008529d2"/>
    </style:style>
    <style:style style:name="P3" style:family="paragraph" style:parent-style-name="Heading_20_1">
      <style:text-properties fo:font-style="normal" style:text-underline-style="none" fo:font-weight="normal" officeooo:rsid="008529d2" officeooo:paragraph-rsid="008529d2" style:font-style-asian="normal" style:font-weight-asian="normal" style:font-style-complex="normal" style:font-weight-complex="normal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85984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hapitre 7 : Calcul littéral</text:h>
      <text:p text:style-name="P1"><text:span text:style-name="T1">Activité du dallage :</text:span></text:p>
      <text:list xml:id="list3850734033214768828" text:style-name="L6">
        <text:list-item>
          <text:p text:style-name="P2"><text:span text:style-name="T1">Dans cette activité, la proportionnalité ne marche pas.</text:span></text:p>
        </text:list-item>
        <text:list-item>
          <text:p text:style-name="P2"><text:span text:style-name="T1">Cette activité montre l’utilité du calcul avec des lettres (littéral), pour remplir </text:span><text:span text:style-name="T3">rapidement</text:span><text:span text:style-name="T1"> le bon de commande.</text:span></text:p>
        </text:list-item>
        <text:list-item>
          <text:p text:style-name="P2"><text:span text:style-name="T1">Plusieurs formules ont été trouvées et on peut les vérifier avec la largeur 4 (Nombre de dalles : 26</text:span><text:span text:style-name="T2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Chancery URW" svg:font-family="'Chancery URW'" style:font-pitch="variable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s_20_nom1" style:display-name="Sans nom1" style:family="paragraph" style:parent-style-name="Text_20_body">
      <style:paragraph-properties fo:margin-left="2cm" fo:margin-right="0cm" fo:margin-top="0cm" fo:margin-bottom="0cm" loext:contextual-spacing="false" fo:text-indent="0cm" style:auto-text-indent="false"/>
      <style:text-properties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3-01T14:57:06.903337954</dc:date>
    <meta:editing-duration>P5DT20H56M14S</meta:editing-duration>
    <meta:editing-cycles>107</meta:editing-cycles>
    <meta:generator>LibreOffice/5.1.0.3$Linux_X86_64 LibreOffice_project/10m0$Build-3</meta:generator>
    <meta:document-statistic meta:table-count="0" meta:image-count="0" meta:object-count="0" meta:page-count="1" meta:paragraph-count="5" meta:word-count="56" meta:character-count="322" meta:non-whitespace-character-count="274"/>
  </office:meta>
</office:document-meta>
</file>